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able_20_Contents">
      <style:paragraph-properties fo:text-align="start" style:justify-single-word="false"/>
    </style:style>
    <style:style style:name="P21" style:family="paragraph" style:parent-style-name="Table_20_Contents" style:list-style-name="L2">
      <style:paragraph-properties fo:text-align="start" style:justify-single-word="false"/>
    </style:style>
    <style:style style:name="P22" style:family="paragraph" style:parent-style-name="Table_20_Contents" style:list-style-name="L3">
      <style:paragraph-properties fo:text-align="start" style:justify-single-word="false"/>
    </style:style>
    <style:style style:name="P23" style:family="paragraph" style:parent-style-name="Table_20_Contents" style:list-style-name="L4">
      <style:paragraph-properties fo:text-align="start" style:justify-single-word="false"/>
    </style:style>
    <style:style style:name="P24" style:family="paragraph" style:parent-style-name="Table_20_Contents" style:list-style-name="L5">
      <style:paragraph-properties fo:text-align="start" style:justify-single-word="false"/>
    </style:style>
    <style:style style:name="P25" style:family="paragraph" style:parent-style-name="Table_20_Contents" style:list-style-name="L6">
      <style:paragraph-properties fo:text-align="start" style:justify-single-word="false"/>
    </style:style>
    <style:style style:name="P26" style:family="paragraph" style:parent-style-name="Table_20_Contents" style:list-style-name="L7">
      <style:paragraph-properties fo:text-align="start" style:justify-single-word="false"/>
    </style:style>
    <style:style style:name="P27" style:family="paragraph" style:parent-style-name="Table_20_Contents" style:list-style-name="L8">
      <style:paragraph-properties fo:text-align="start" style:justify-single-word="false"/>
    </style:style>
    <style:style style:name="P28" style:family="paragraph" style:parent-style-name="Table_20_Contents" style:list-style-name="L9">
      <style:paragraph-properties fo:text-align="start" style:justify-single-word="false"/>
    </style:style>
    <style:style style:name="P29" style:family="paragraph" style:parent-style-name="Table_20_Contents" style:list-style-name="L10">
      <style:paragraph-properties fo:text-align="start" style:justify-single-word="false"/>
    </style:style>
    <style:style style:name="P30" style:family="paragraph" style:parent-style-name="Table_20_Contents">
      <style:paragraph-properties fo:text-align="start" style:justify-single-word="false"/>
      <style:text-properties officeooo:paragraph-rsid="001c4e90"/>
    </style:style>
    <style:style style:name="P31" style:family="paragraph" style:parent-style-name="Table_20_Contents">
      <style:paragraph-properties fo:text-align="center" style:justify-single-word="false"/>
      <style:text-properties officeooo:paragraph-rsid="001c4e90"/>
    </style:style>
    <style:style style:name="P32" style:family="paragraph" style:parent-style-name="Table_20_Contents" style:list-style-name="L4">
      <style:paragraph-properties fo:margin-left="2.501cm" fo:margin-right="0cm" fo:text-align="start" style:justify-single-word="false" fo:text-indent="-0.635cm" style:auto-text-indent="false"/>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fo:font-style="italic" officeooo:rsid="001c4e90" style:font-style-asian="italic" style:font-style-complex="italic"/>
    </style:style>
    <style:style style:name="T9" style:family="text">
      <style:text-properties style:font-name="Bitstream Vera Sans Mono1"/>
    </style:style>
    <style:style style:name="T10" style:family="text">
      <style:text-properties officeooo:rsid="001c4e90"/>
    </style:style>
    <style:style style:name="T11"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middle" style:vertical-rel="baseline" style:horizontal-pos="center" style:horizontal-rel="paragraph"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834192484"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__RefHeading__4095_1313102794"/><text:bookmark-start text:name="fonctionnement_de_l_heritage_entre_les_famille"/>Fonctionnement de l'héritage entre les famille<text:bookmark-end text:name="__RefHeading__4095_1313102794"/><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3"><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9" draw:style-name="gr1"><draw:custom-shape draw:style-name="gr2" draw:text-style-name="P34" xml:id="id1" draw:id="id1" svg:width="7.002cm" svg:height="0.914cm" svg:x="0cm" svg:y="0cm"><text:p text:style-name="P33"><text:span text:style-name="T11">Classe Doc</text:span></text:p><draw:enhanced-geometry svg:viewBox="0 0 21600 21600" draw:type="rectangle" draw:enhanced-path="M 0 0 L 21600 0 21600 21600 0 21600 0 0 Z N"/></draw:custom-shape><draw:custom-shape draw:style-name="gr2" draw:text-style-name="P34" xml:id="id2" draw:id="id2" svg:width="6.696cm" svg:height="5.783cm" svg:x="0.152cm" svg:y="2.131cm"><text:p text:style-name="P33"><text:span text:style-name="T11">Classe MaFamille</text:span></text:p><text:p text:style-name="P33"><text:span text:style-name="T11"/></text:p><text:p text:style-name="P33"><text:span text:style-name="T11"/></text:p><text:p text:style-name="P33"><text:span text:style-name="T11"/></text:p><text:p text:style-name="P33"><text:span text:style-name="T11"/></text:p><text:p text:style-name="P33"><text:span text:style-name="T11"/></text:p><text:p text:style-name="P33"><text:span text:style-name="T11"/></text:p><text:p text:style-name="P33"><text:span text:style-name="T11"/></text:p><text:p text:style-name="P33"><text:span text:style-name="T11"/></text:p><text:p text:style-name="P33"><text:span text:style-name="T11"/></text:p><text:p text:style-name="P33"><text:span text:style-name="T11"/></text:p><draw:enhanced-geometry svg:viewBox="0 0 21600 21600" draw:type="rectangle" draw:enhanced-path="M 0 0 L 21600 0 21600 21600 0 21600 0 0 Z N"/></draw:custom-shape><draw:custom-shape draw:style-name="gr3" draw:text-style-name="P34" svg:width="3.652cm" svg:height="1.523cm" svg:x="1.674cm" svg:y="3.651cm"><text:p text:style-name="P33"><text:span text:style-name="T11">Méthode Principale</text:span></text:p><draw:enhanced-geometry svg:viewBox="0 0 21600 21600" draw:type="rectangle" draw:enhanced-path="M 0 0 L 21600 0 21600 21600 0 21600 0 0 Z N"/></draw:custom-shape><draw:custom-shape draw:style-name="gr3" draw:text-style-name="P34" svg:width="3.652cm" svg:height="1.523cm" svg:x="1.674cm" svg:y="5.417cm"><text:p text:style-name="P33"><text:span text:style-name="T11">Méthode Secondaire</text:span></text:p><draw:enhanced-geometry svg:viewBox="0 0 21600 21600" draw:type="rectangle" draw:enhanced-path="M 0 0 L 21600 0 21600 21600 0 21600 0 0 Z N"/></draw:custom-shape><draw:connector draw:style-name="gr4" draw:text-style-name="P34"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10" draw:style-name="gr1"><draw:custom-shape draw:style-name="gr2" draw:text-style-name="P34" xml:id="id3" draw:id="id3" svg:width="7.002cm" svg:height="0.914cm" svg:x="0cm" svg:y="0cm"><text:p text:style-name="P33"><text:span text:style-name="T11">Classe Doc</text:span></text:p><draw:enhanced-geometry svg:viewBox="0 0 21600 21600" draw:type="rectangle" draw:enhanced-path="M 0 0 L 21600 0 21600 21600 0 21600 0 0 Z N"/></draw:custom-shape><draw:custom-shape draw:style-name="gr2" draw:text-style-name="P34" xml:id="id5" draw:id="id5" svg:width="7.002cm" svg:height="1.999cm" svg:x="0cm" svg:y="4.701cm"><text:p text:style-name="P33"><text:span text:style-name="T11">Classe MaFamille</text:span></text:p><text:p text:style-name="P33"><text:span text:style-name="T11"/></text:p><text:p text:style-name="P33"><text:span text:style-name="T11"/></text:p><text:p text:style-name="P33"><text:span text:style-name="T11"/></text:p><text:p text:style-name="P33"><text:span text:style-name="T11"/></text:p><draw:enhanced-geometry svg:viewBox="0 0 21600 21600" draw:type="rectangle" draw:enhanced-path="M 0 0 L 21600 0 21600 21600 0 21600 0 0 Z N"/></draw:custom-shape><draw:custom-shape draw:style-name="gr3" draw:text-style-name="P34" svg:width="3.652cm" svg:height="1.521cm" svg:x="3cm" svg:y="5.179cm"><text:p text:style-name="P33"><text:span text:style-name="T11">Méthode Principale</text:span></text:p><draw:enhanced-geometry svg:viewBox="0 0 21600 21600" draw:type="rectangle" draw:enhanced-path="M 0 0 L 21600 0 21600 21600 0 21600 0 0 Z N"/></draw:custom-shape><draw:custom-shape draw:style-name="gr2" draw:text-style-name="P34" xml:id="id4" draw:id="id4" svg:width="7.002cm" svg:height="2.001cm" svg:x="0cm" svg:y="1.7cm"><text:p text:style-name="P33"><text:span text:style-name="T12">Classe Intermédiaire</text:span></text:p><text:p text:style-name="P33"><text:span text:style-name="T11"/></text:p><text:p text:style-name="P33"><text:span text:style-name="T11"/></text:p><text:p text:style-name="P33"><text:span text:style-name="T11"/></text:p><text:p text:style-name="P33"><text:span text:style-name="T11"/></text:p><draw:enhanced-geometry svg:viewBox="0 0 21600 21600" draw:type="rectangle" draw:enhanced-path="M 0 0 L 21600 0 21600 21600 0 21600 0 0 Z N"/></draw:custom-shape><draw:custom-shape draw:style-name="gr3" draw:text-style-name="P34" svg:width="3.654cm" svg:height="1.523cm" svg:x="3.099cm" svg:y="2.178cm"><text:p text:style-name="P33"><text:span text:style-name="T11">Méthode Secondaire</text:span></text:p><draw:enhanced-geometry svg:viewBox="0 0 21600 21600" draw:type="rectangle" draw:enhanced-path="M 0 0 L 21600 0 21600 21600 0 21600 0 0 Z N"/></draw:custom-shape><draw:connector draw:style-name="gr4" draw:text-style-name="P34" svg:x1="3.5cm" svg:y1="0.915cm" svg:x2="3.5cm" svg:y2="1.702cm" draw:start-shape="id3" draw:start-glue-point="2" draw:end-shape="id4" draw:end-glue-point="0" svg:d="m3500-2436v787"><text:p/></draw:connector><draw:connector draw:style-name="gr4" draw:text-style-name="P34"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ext:p text:style-name="P1">mettre la valeur "<text:span text:style-name="T7">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8"><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5"><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234425390"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6"><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7"><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__RefHeading__42748_1175622805"/><text:bookmark-start text:name="options_des_attributs"/>Options des attributs<text:bookmark-end text:name="__RefHeading__42748_1175622805"/><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834192584" text:style-name="L2">
              <text:list-item>
                <text:p text:style-name="P21"><text:span text:style-name="Source_20_Text">"left"</text:span> par défaut affiche le libellé à gauche de la valeur. </text:p>
              </text:list-item>
              <text:list-item>
                <text:p text:style-name="P21"><text:span text:style-name="Source_20_Text">"up"</text:span> l'affiche dessus en souligné. </text:p>
              </text:list-item>
              <text:list-item>
                <text:p text:style-name="P2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9">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text:soft-page-break/>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text:soft-page-break/>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text:soft-page-break/>interface vous propose de sélectionner un document et ajoute une balise de lien vers ce document.</text:p>
            <text:p text:style-name="P1">Ce plugin s'active à l'aide d'un objet de paramétrage comme ci-dessous :</text:p>
            <text:list xml:id="list1789729775" text:style-name="L3">
              <text:list-item>
                <text:p text:style-name="P22">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267165545" text:style-name="L4">
              <text:list-item>
                <text:p text:style-name="P23">docrev : dont les valeurs possibles sont les mêmes que la propriété docrev des docid (latest, fixed, state(keystate))</text:p>
              </text:list-item>
              <text:list-item>
                <text:p text:style-name="P23">filter : un filtre SQL qui sera appliqué à la recherche comme celui-ci dessous :</text:p>
              </text:list-item>
              <text:list-item>
                <text:p text:style-name="P32">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562669718" text:style-name="L5">
              <text:list-item>
                <text:p text:style-name="P24">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947454856" text:style-name="L6">
              <text:list-item>
                <text:p text:style-name="P25">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text:soft-page-break/>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213005077" text:style-name="L7">
              <text:list-item>
                <text:p text:style-name="P26">list (par défaut)</text:p>
              </text:list-item>
              <text:list-item>
                <text:p text:style-name="P26">vcheck</text:p>
              </text:list-item>
              <text:list-item>
                <text:p text:style-name="P26">hcheck</text:p>
              </text:list-item>
              <text:list-item>
                <text:p text:style-name="P26">auto</text:p>
              </text:list-item>
              <text:list-item>
                <text:p text:style-name="P2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636802275" text:style-name="L8">
              <text:list-item>
                <text:p text:style-name="P27">close (par défaut)</text:p>
              </text:list-item>
              <text:list-item>
                <text:p text:style-name="P27">open</text:p>
              </text:list-item>
              <text:list-item>
                <text:p text:style-name="P2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2086083130" text:style-name="L9">
              <text:list-item>
                <text:p text:style-name="P28">none (par défaut)</text:p>
              </text:list-item>
              <text:list-item>
                <text:p text:style-name="P28">key</text:p>
              </text:list-item>
              <text:list-item>
                <text:p text:style-name="P2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5</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text:soft-page-break/>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767009612" text:style-name="L10">
              <text:list-item>
                <text:p text:style-name="P29">user (par défaut) : compte utilisateur</text:p>
              </text:list-item>
              <text:list-item>
                <text:p text:style-name="P29">groupe : groupe d'utilisateur</text:p>
              </text:list-item>
              <text:list-item>
                <text:p text:style-name="P29">role : rôle </text:p>
              </text:list-item>
              <text:list-item>
                <text:p text:style-name="P29">all : tout type</text:p>
              </text:list-item>
            </text:list>
          </table:table-cell>
          <table:table-cell table:style-name="Tableau6.C3" office:value-type="string">
            <text:p text:style-name="P1"/>
          </table:table-cell>
        </table:table-row>
        <table:table-row>
          <table:table-cell table:style-name="Tableau6.A3" office:value-type="string">
            <text:p text:style-name="P2">noaccesstext</text:p>
          </table:table-cell>
          <table:table-cell table:style-name="Tableau6.A3" office:value-type="string">
            <text:p text:style-name="P1">Texte à afficher lorsque le compte pointé n'est pas accessible en lecture. Par défaut il est écrit "Information non disponible".</text:p>
          </table:table-cell>
          <table:table-cell table:style-name="Tableau6.C3" office:value-type="string">
            <text:p text:style-name="P1"/>
          </table:table-cell>
        </table:table-row>
        <table:table-row>
          <table:table-cell table:style-name="Tableau6.A7" office:value-type="string">
            <text:p text:style-name="P31"><text:span text:style-name="T10">family</text:span></text:p>
          </table:table-cell>
          <table:table-cell table:style-name="Tableau6.A7" office:value-type="string">
            <text:p text:style-name="P30"><text:span text:style-name="T10">Nom de la famille associée aux comptes. Permet de restreindre aux comptes liés à une famille particulière.</text:span></text:p>
            <text:p text:style-name="P30"><text:span text:style-name="T10">Cette option est ajoutée si une famille est déclarée dans le format du type : </text:span><text:span text:style-name="T8">account("SPECIALUSER")</text:span><text:span text:style-name="T10"> par exemple.</text:span></text:p>
          </table:table-cell>
          <table:table-cell table:style-name="Tableau6.C7"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ext:soft-page-break/>tous les éléments du dossier </text:p>
          </table:table-cell>
          <table:table-cell table:style-name="Tableau43.C3" office:value-type="string">
            <text:p text:style-name="P1">Pour les attributs de <text:soft-page-break/>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4"><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234425290"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text:soft-page-break/>remplacera la valeur par défaut. Pour réinitialiser, toutes les valeurs par défaut, il faut utiliser le mot-clef RESET avec la valeur "default"</text:p>
      <text:p text:style-name="Text_20_body"/>
      <text:p text:style-name="Text_20_body"><draw:frame draw:style-name="fr5" draw:name="Objet10" text:anchor-type="paragraph" svg:width="6.78cm" svg:height="0.429cm" draw:z-index="13"><draw:object xlink:href="./Object 10" xlink:type="simple" xlink:show="embed" xlink:actuate="onLoad"/><draw:image xlink:href="./ObjectReplacements/Object 10" xlink:type="simple" xlink:show="embed" xlink:actuate="onLoad"/><svg:desc>Objet OLE</svg:desc></draw:frame></text:p>
      <text:p text:style-name="Text_20_body"/>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6" draw:name="Objet12" text:anchor-type="as-char" svg:width="18.182cm" svg:height="6.749cm" draw:z-index="1"><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
      <text:p text:style-name="Text_20_body"><text:soft-page-break/><draw:frame draw:style-name="fr3" draw:name="Objet11" text:anchor-type="as-char" svg:width="13.972cm" svg:height="3.092cm" draw:z-index="2"><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1220160990" text:style-name="L11">
        <text:list-item>
          <text:p text:style-name="P17">INITIAL</text:p>
        </text:list-item>
        <text:list-item>
          <text:p text:style-name="P17">identifiant du paramètre</text:p>
        </text:list-item>
        <text:list-item>
          <text:p text:style-name="P17">valeur initiale du paramètre. Soit du texte statique, soit l'appel à une méthode connue de la famille. </text:p>
        </text:list-item>
        <text:list-item>
          <text:p text:style-name="P17">option pour forcer la mise à jour : "force=yes" même si une valeur est déjà présente.</text:p>
        </text:list-item>
      </text:list>
      <text:h text:style-name="Heading_20_4" text:outline-level="4"><text:bookmark-start text:name="les_attributs_enumeres"/><text:bookmark-start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text:soft-page-break/>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text:soft-page-break/>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948158987" text:style-name="L12">
        <text:list-item>
          <text:p text:style-name="P18">Les caractères ["] (quote), ['] (apostrophe) et [&amp;] (ampersand) sont à proscrire pour la composition des clefs d'énumérés.</text:p>
        </text:list-item>
        <text:list-item>
          <text:p text:style-name="P18">Les séquences [-dot-] (minus "dot" minus) et [-comma-] (minus "comma" minus) sont à proscrire pour la composition des clefs ou des labels d'énumérés.</text:p>
        </text:list-item>
      </text:list>
      <text:p text:style-name="Text_20_body"/>
      <text:h text:style-name="Heading_20_4" text:outline-level="4"><text:bookmark-start text:name="__RefHeading__4093_1313102794"/><text:bookmark-start text:name="creer_un_lien_hypertexte"/>Créer un lien hypertexte<text:bookmark-end text:name="__RefHeading__4093_1313102794"/><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text:soft-page-break/>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354165755" text:style-name="L13">
        <text:list-item>
          <text:p text:style-name="P19">%ID% : identifiant du document</text:p>
        </text:list-item>
        <text:list-item>
          <text:p text:style-name="P19">%INITID% : identifiant initial du document (invariable quelque soit la révision du document )</text:p>
        </text:list-item>
        <text:list-item>
          <text:p text:style-name="P19">%TITLE% : titre du document</text:p>
        </text:list-item>
        <text:list-item>
          <text:p text:style-name="P1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__RefHeading__42742_1175622805"/><text:bookmark-start text:name="ajouter_une_aide_a_la_saisie"/>Ajouter une aide à la saisie<text:bookmark-end text:name="__RefHeading__42742_1175622805"/><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__RefHeading__42744_1175622805"/><text:bookmark-start text:name="ajouter_un_attribut_calcule"/><text:soft-page-break/>Ajouter un attribut calculé<text:bookmark-end text:name="__RefHeading__42744_1175622805"/><text:bookmark-end text:name="ajouter_un_attribut_calcule"/></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__RefHeading__42746_1175622805"/><text:bookmark-start text:name="contraintes_d_attributs"/>Contraintes d'attributs<text:bookmark-end text:name="__RefHeading__42746_1175622805"/><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oft-page-break/><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text:soft-page-break/>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text:soft-page-break/>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text:soft-page-break/>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7" draw:name="Objet8" text:anchor-type="as-char" svg:width="13.197cm" svg:height="1.282cm" draw:z-index="11"><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IMailRecipient</text:p>
      <text:p text:style-name="Text_20_body">Cette interface impose l'écriture de la méthode ::getMail() qui doit retourner une adresse mail valide (format RFC822), la méthode ::getMailTitle() qui doit retourner une représention de l'adresse mail pour l'utilisateur (pas obligatoirement au format RFC822)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8" draw:name="Objet9" text:anchor-type="as-char" svg:y="-2.985cm" svg:width="21.539cm" svg:height="3.15cm" draw:z-index="12"><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I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getMailTitle<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 %s'</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preg_replace('/@/', ' (at) ', </text:span><text:span text:style-name="regexp0_5f_php">$this</text:span><text:span text:style-name="symbol0_5f_php">-&gt;</text:span>getValue<text:span text:style-name="string_5f_php">('ct_mail'</text:span><text:span text:style-name="symbol0_5f_php">)));</text:span></text:p>
      <text:p text:style-name="Preformatted_20_Text"><text:span text:style-name="symbol0_5f_php"><text:s text:c="2"/></text:span><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6$Linux_x86 LibreOffice_project/360m1$Build-2</meta:generator>
    <dc:date>2013-01-04T10:05:10</dc:date>
    <meta:editing-duration>P3DT16H37M21S</meta:editing-duration>
    <meta:editing-cycles>188</meta:editing-cycles>
    <dc:creator>Éric Brison</dc:creator>
    <meta:document-statistic meta:table-count="41" meta:image-count="0" meta:object-count="12" meta:page-count="36" meta:paragraph-count="1332" meta:word-count="11963" meta:character-count="76955" meta:non-whitespace-character-count="65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2" office:value-type="string">
            <text:p>RESET</text:p>
          </table:table-cell>
          <table:table-cell table:style-name="ce2" office:value-type="string">
            <text:p>defaul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eaa94c"/>
      <style:text-properties fo:color="#000000" style:text-position=""/>
    </style:style>
    <style:style style:name="ce11" style:family="table-cell" style:parent-style-name="Default">
      <style:table-cell-properties fo:background-color="transparent"/>
      <style:text-properties style:use-window-font-color="true" style:text-position=""/>
    </style:style>
    <style:style style:name="ce12"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ackground-color="transparent" fo:border="0.06pt solid #000000"/>
      <style:text-properties style:text-position=""/>
    </style:style>
    <style:style style:name="ce13" style:family="table-cell" style:parent-style-name="Default">
      <style:table-cell-properties fo:background-color="#ccffcc" fo:border="0.06pt solid #000000"/>
      <style:text-properties fo:color="#000000" style:text-position=""/>
    </style:style>
    <style:style style:name="ce25" style:family="table-cell" style:parent-style-name="Default">
      <style:table-cell-properties fo:background-color="#ffcc99" fo:border="0.06pt solid #000000"/>
      <style:text-properties fo:color="#000000" style:text-position=""/>
    </style:style>
    <style:style style:name="ce26" style:family="table-cell" style:parent-style-name="Default">
      <style:table-cell-properties fo:background-color="transparent"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border="0.06pt solid #000000"/>
      <style:text-properties style:text-position=""/>
    </style:style>
    <style:style style:name="ce17" style:family="table-cell" style:parent-style-name="Default">
      <style:table-cell-properties fo:background-color="#ccffcc" fo:border="0.06pt solid #000000"/>
      <style:text-properties fo:color="#000000" style:text-position=""/>
    </style:style>
    <style:style style:name="ce18" style:family="table-cell" style:parent-style-name="Default">
      <style:table-cell-properties fo:background-color="transparent" fo:border="0.06pt solid #000000"/>
      <style:text-properties fo:color="#000000" style:text-position=""/>
    </style:style>
    <style:style style:name="ce19" style:family="table-cell" style:parent-style-name="Default">
      <style:table-cell-properties fo:background-color="#ccccff" fo:border="0.06pt solid #000000"/>
      <style:text-properties fo:color="#000000" style:text-position=""/>
    </style:style>
    <style:style style:name="ce20" style:family="table-cell" style:parent-style-name="Default">
      <style:table-cell-properties fo:background-color="#ffcc99" fo:border="0.06pt solid #000000"/>
      <style:text-properties fo:color="#000000" style:text-position=""/>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24"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16"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6" table:default-cell-style-name="ce10"/>
        <table:table-column table:style-name="co5"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5" table:number-columns-repeated="2" table:default-cell-style-name="ce10"/>
        <table:table-column table:style-name="co12" table:default-cell-style-name="ce10"/>
        <table:table-column table:style-name="co13" table:number-columns-repeated="1008" table:default-cell-style-name="Default"/>
        <table:table-row table:style-name="ro1">
          <table:table-cell table:style-name="ce9" office:value-type="string">
            <text:p>BEGIN</text:p>
          </table:table-cell>
          <table:table-cell table:style-name="ce13" office:value-type="string">
            <text:p>BASE0</text:p>
          </table:table-cell>
          <table:table-cell table:style-name="ce13" office:value-type="string">
            <text:p>image</text:p>
          </table:table-cell>
          <table:table-cell table:style-name="ce13" table:number-columns-repeated="2"/>
          <table:table-cell table:style-name="ce13" office:value-type="string">
            <text:p>IMAGE</text:p>
          </table:table-cell>
          <table:table-cell table:style-name="ce13"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1" office:value-type="string">
            <text:p>PROP</text:p>
          </table:table-cell>
          <table:table-cell table:style-name="ce11" office:value-type="string">
            <text:p>owner</text:p>
          </table:table-cell>
          <table:table-cell table:style-name="ce11" office:value-type="string">
            <text:p>sort=no</text:p>
          </table:table-cell>
          <table:table-cell table:style-name="ce11" table:number-columns-repeated="13"/>
          <table:table-cell table:style-name="ce16" table:number-columns-repeated="1008"/>
        </table:table-row>
        <table:table-row table:style-name="ro1">
          <table:table-cell table:style-name="ce11" office:value-type="string">
            <text:p>PROP</text:p>
          </table:table-cell>
          <table:table-cell table:style-name="ce11" office:value-type="string">
            <text:p>title</text:p>
          </table:table-cell>
          <table:table-cell table:style-name="ce11" office:value-type="string">
            <text:p>sort=asc</text:p>
          </table:table-cell>
          <table:table-cell table:style-name="ce11" table:number-columns-repeated="13"/>
          <table:table-cell table:style-name="ce16" table:number-columns-repeated="1008"/>
        </table:table-row>
        <table:table-row table:style-name="ro1">
          <table:table-cell table:style-name="ce11" office:value-type="string">
            <text:p>PROP</text:p>
          </table:table-cell>
          <table:table-cell table:style-name="ce11" office:value-type="string">
            <text:p>initid</text:p>
          </table:table-cell>
          <table:table-cell table:style-name="ce11" office:value-type="string">
            <text:p>sort=desc</text:p>
          </table:table-cell>
          <table:table-cell table:style-name="ce11" table:number-columns-repeated="13"/>
          <table:table-cell table:style-name="ce16" table:number-columns-repeated="1008"/>
        </table:table-row>
        <table:table-row table:style-name="ro1">
          <table:table-cell table:number-columns-repeated="1024"/>
        </table:table-row>
        <table:table-row table:style-name="ro1">
          <table:table-cell table:style-name="ce12" office:value-type="string">
            <text:p>//</text:p>
          </table:table-cell>
          <table:table-cell table:style-name="ce12" office:value-type="string">
            <text:p>idattr</text:p>
          </table:table-cell>
          <table:table-cell table:style-name="ce12" office:value-type="string">
            <text:p>idframe</text:p>
          </table:table-cell>
          <table:table-cell table:style-name="ce12" office:value-type="string">
            <text:p>label</text:p>
          </table:table-cell>
          <table:table-cell table:style-name="ce12" office:value-type="string">
            <text:p>T</text:p>
          </table:table-cell>
          <table:table-cell table:style-name="ce12" office:value-type="string">
            <text:p>A</text:p>
          </table:table-cell>
          <table:table-cell table:style-name="ce12" office:value-type="string">
            <text:p>type</text:p>
          </table:table-cell>
          <table:table-cell table:style-name="ce12" office:value-type="string">
            <text:p>ord</text:p>
          </table:table-cell>
          <table:table-cell table:style-name="ce12" office:value-type="string">
            <text:p>vis</text:p>
          </table:table-cell>
          <table:table-cell table:style-name="ce14" office:value-type="string">
            <text:p>need</text:p>
          </table:table-cell>
          <table:table-cell table:style-name="ce12" office:value-type="string">
            <text:p>link</text:p>
          </table:table-cell>
          <table:table-cell table:style-name="ce12" office:value-type="string">
            <text:p>phpfile</text:p>
          </table:table-cell>
          <table:table-cell table:style-name="ce12" office:value-type="string">
            <text:p>phpfunc</text:p>
          </table:table-cell>
          <table:table-cell table:style-name="ce15" office:value-type="string">
            <text:p>elink</text:p>
          </table:table-cell>
          <table:table-cell table:style-name="ce15" office:value-type="string">
            <text:p>constraint</text:p>
          </table:table-cell>
          <table:table-cell table:style-name="ce15"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9" office:value-type="string">
            <text:p>END</text:p>
          </table:table-cell>
          <table:table-cell table:style-name="ce9" office:value-type="string">
            <text:p>-</text:p>
          </table:table-cell>
          <table:table-cell table:style-name="ce13"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text-position=""/>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5" office:value-type="string">
            <text:p>BEGIN</text:p>
          </table:table-cell>
          <table:table-cell table:style-name="ce5"/>
          <table:table-cell table:style-name="ce8" table:number-columns-repeated="3"/>
          <table:table-cell table:style-name="ce8" office:value-type="string">
            <text:p>IUSER</text:p>
          </table:table-cell>
        </table:table-row>
        <table:table-row table:style-name="ro1">
          <table:table-cell table:style-name="ce6" office:value-type="string">
            <text:p>TAG</text:p>
          </table:table-cell>
          <table:table-cell table:style-name="ce6" office:value-type="string">
            <text:p>MAILRECIPIENT</text:p>
          </table:table-cell>
          <table:table-cell table:style-name="ce6" table:number-columns-repeated="4"/>
        </table:table-row>
        <table:table-row table:style-name="ro1">
          <table:table-cell table:style-name="ce7" office:value-type="string">
            <text:p>END</text:p>
          </table:table-cell>
          <table:table-cell table:style-name="ce7"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text-position=""/>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16"/>
        <table:table-column table:style-name="co2" table:default-cell-style-name="ce20"/>
        <table:table-column table:style-name="co1" table:default-cell-style-name="ce16"/>
        <table:table-column table:style-name="co3" table:default-cell-style-name="ce16"/>
        <table:table-column table:style-name="co1" table:default-cell-style-name="ce16"/>
        <table:table-column table:style-name="co4" table:default-cell-style-name="ce16"/>
        <table:table-column table:style-name="co5" table:default-cell-style-name="ce20"/>
        <table:table-column table:style-name="co6" table:default-cell-style-name="ce13"/>
        <table:table-column table:style-name="co7" table:default-cell-style-name="ce20"/>
        <table:table-column table:style-name="co8" table:default-cell-style-name="ce20"/>
        <table:table-row table:style-name="ro1">
          <table:table-cell table:style-name="ce12" office:value-type="string">
            <text:p>BEGIN</text:p>
          </table:table-cell>
          <table:table-cell table:style-name="ce12"/>
          <table:table-cell table:style-name="ce18" office:value-type="string">
            <text:p>contact</text:p>
          </table:table-cell>
          <table:table-cell table:style-name="ce18" table:number-columns-repeated="2"/>
          <table:table-cell table:style-name="ce18" office:value-type="string">
            <text:p>MYCONTACT</text:p>
          </table:table-cell>
          <table:table-cell table:style-name="ce18" table:number-columns-repeated="5"/>
        </table:table-row>
        <table:table-row table:style-name="ro1">
          <table:table-cell table:style-name="ce13" office:value-type="string">
            <text:p>TAG</text:p>
          </table:table-cell>
          <table:table-cell table:style-name="ce13" office:value-type="string">
            <text:p>MAILRECIPIENT</text:p>
          </table:table-cell>
          <table:table-cell table:style-name="ce13" table:number-columns-repeated="6"/>
          <table:table-cell/>
          <table:table-cell table:style-name="ce13" table:number-columns-repeated="2"/>
        </table:table-row>
        <table:table-row table:style-name="ro1">
          <table:table-cell table:style-name="ce13" office:value-type="string">
            <text:p>METHOD</text:p>
          </table:table-cell>
          <table:table-cell table:style-name="ce13" office:value-type="string">
            <text:p>Method.MyContact.php</text:p>
          </table:table-cell>
          <table:table-cell table:style-name="ce13" table:number-columns-repeated="6"/>
          <table:table-cell/>
          <table:table-cell table:style-name="ce13" table:number-columns-repeated="2"/>
        </table:table-row>
        <table:table-row table:style-name="ro1">
          <table:table-cell table:style-name="ce14" office:value-type="string">
            <text:p>//</text:p>
          </table:table-cell>
          <table:table-cell table:style-name="ce14" office:value-type="string">
            <text:p>idattr</text:p>
          </table:table-cell>
          <table:table-cell table:style-name="ce14" office:value-type="string">
            <text:p>idframe</text:p>
          </table:table-cell>
          <table:table-cell table:style-name="ce14" office:value-type="string">
            <text:p>label</text:p>
          </table:table-cell>
          <table:table-cell table:style-name="ce14" office:value-type="string">
            <text:p>T</text:p>
          </table:table-cell>
          <table:table-cell table:style-name="ce14" office:value-type="string">
            <text:p>A</text:p>
          </table:table-cell>
          <table:table-cell table:style-name="ce14" office:value-type="string">
            <text:p>type</text:p>
          </table:table-cell>
          <table:table-cell table:style-name="ce14" office:value-type="string">
            <text:p>ord</text:p>
          </table:table-cell>
          <table:table-cell table:style-name="ce14" office:value-type="string">
            <text:p>vis</text:p>
          </table:table-cell>
          <table:table-cell table:style-name="ce21" office:value-type="string">
            <text:p>need</text:p>
          </table:table-cell>
          <table:table-cell table:style-name="ce14" office:value-type="string">
            <text:p>link</text:p>
          </table:table-cell>
        </table:table-row>
        <table:table-row table:style-name="ro1">
          <table:table-cell table:style-name="ce15" office:value-type="string">
            <text:p>ATTR</text:p>
          </table:table-cell>
          <table:table-cell table:style-name="ce15" office:value-type="string">
            <text:p>CT_FR_IDENT</text:p>
          </table:table-cell>
          <table:table-cell table:style-name="ce19"/>
          <table:table-cell table:style-name="ce15" office:value-type="string">
            <text:p>État civil</text:p>
          </table:table-cell>
          <table:table-cell table:number-columns-repeated="2" table:style-name="ce15" office:value-type="string">
            <text:p>N</text:p>
          </table:table-cell>
          <table:table-cell table:style-name="ce15" office:value-type="string">
            <text:p>frame</text:p>
          </table:table-cell>
          <table:table-cell table:style-name="ce19"/>
          <table:table-cell table:style-name="ce15" office:value-type="string">
            <text:p>W</text:p>
          </table:table-cell>
          <table:table-cell table:style-name="ce19"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0"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0"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16" office:value-type="string">
            <text:p>W</text:p>
          </table:table-cell>
          <table:table-cell/>
          <table:table-cell office:value-type="string">
            <text:p>mailto:%CT_MAIL%</text:p>
          </table:table-cell>
        </table:table-row>
        <table:table-row table:style-name="ro1">
          <table:table-cell table:style-name="ce17" office:value-type="string">
            <text:p>END</text:p>
          </table:table-cell>
          <table:table-cell table:style-name="ce17"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4">00/00/0000</text:date>, <text:time style:data-style-name="N2" text:time-value="0000-00-00T10:02:40">?</text:time></text:p>
        </style:region-right>
      </style:header>
      <style:header-left style:display="false"/>
      <style:footer>
        <text:p>Page <text:page-number>1</text:page-number> / <text:page-count>99</text:page-count></text:p>
      </style:footer>
      <style:footer-left style:display="false"/>
    </style:master-page>
  </office:master-styles>
</office:document-styles>
</file>